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0 lat and 0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734049330009677" calcext:value-type="float">
            <text:p>-0.000734049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734049330009677" calcext:value-type="float">
            <text:p>-0.00073404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30009677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0.999999978511436" calcext:value-type="float">
            <text:p>0.9999999785</text:p>
          </table:table-cell>
          <table:table-cell table:style-name="ce3" office:value-type="float" office:value="0.0000000000157736660105073" calcext:value-type="float">
            <text:p>1.5773666010507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30009677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30009677" calcext:value-type="float">
            <text:p>-0.00073404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15.99992659507" calcext:value-type="float">
            <text:p>-3.4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00734049345783343" calcext:value-type="float">
            <text:p>7.34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30T11:41:42.482436681</dc:date>
    <dc:creator>Stacha Petrovic</dc:creator>
    <meta:editing-duration>P26DT14H22M44S</meta:editing-duration>
    <meta:editing-cycles>599</meta:editing-cycles>
    <meta:document-statistic meta:table-count="8" meta:cell-count="2748" meta:object-count="0"/>
    <meta:user-defined meta:name="qrichtext">1</meta:user-defined>
  </office:meta>
</office:document-meta>
</file>